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20" manifest:media-type=""/>
  <manifest:file-entry manifest:full-path="ObjectReplacements/Object 15" manifest:media-type=""/>
  <manifest:file-entry manifest:full-path="ObjectReplacements/Object 25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5" manifest:media-type=""/>
  <manifest:file-entry manifest:full-path="ObjectReplacements/Object 11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24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"/>
  <manifest:file-entry manifest:full-path="ObjectReplacements/Object 19" manifest:media-type="application/x-openoffice-gdimetafile;windows_formatname=&quot;GDIMetaFile&quot;"/>
  <manifest:file-entry manifest:full-path="ObjectReplacements/Object 18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text-underline-style="solid" style:text-underline-width="auto" style:text-underline-color="font-color" officeooo:rsid="00198355" style:font-size-asian="12pt" style:font-size-complex="12pt"/>
    </style:style>
    <style:style style:name="P2" style:family="paragraph" style:parent-style-name="Standard">
      <style:text-properties style:font-name="Liberation Serif" fo:font-size="12pt" style:text-underline-style="solid" style:text-underline-width="auto" style:text-underline-color="font-color" officeooo:rsid="001a2a63" officeooo:paragraph-rsid="001a2a63" style:font-size-asian="12pt" style:font-size-complex="12pt"/>
    </style:style>
    <style:style style:name="P3" style:family="paragraph" style:parent-style-name="Standard">
      <style:text-properties style:font-name="Liberation Serif" fo:font-size="12pt" style:text-underline-style="solid" style:text-underline-width="auto" style:text-underline-color="font-color" officeooo:rsid="001a9d11" officeooo:paragraph-rsid="001a9d11" style:font-size-asian="12pt" style:font-size-complex="12pt"/>
    </style:style>
    <style:style style:name="P4" style:family="paragraph" style:parent-style-name="Standard">
      <style:text-properties style:font-name="Liberation Serif" fo:font-size="12pt" style:text-underline-style="solid" style:text-underline-width="auto" style:text-underline-color="font-color" officeooo:rsid="001bdb23" officeooo:paragraph-rsid="001bdb23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98355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98355" officeooo:paragraph-rsid="00198355" style:font-size-asian="12pt" style:font-size-complex="12pt"/>
    </style:style>
    <style:style style:name="P7" style:family="paragraph" style:parent-style-name="Standard">
      <style:text-properties style:font-name="Liberation Serif" fo:font-size="12pt" style:text-underline-style="none" officeooo:rsid="001a2a63" officeooo:paragraph-rsid="001a2a63" style:font-size-asian="12pt" style:font-size-complex="12pt"/>
    </style:style>
    <style:style style:name="P8" style:family="paragraph" style:parent-style-name="Standard">
      <style:text-properties style:font-name="Liberation Serif" fo:font-size="12pt" style:text-underline-style="none" officeooo:rsid="001a9d11" officeooo:paragraph-rsid="001a9d11" style:font-size-asian="12pt" style:font-size-complex="12pt"/>
    </style:style>
    <style:style style:name="P9" style:family="paragraph" style:parent-style-name="Standard">
      <style:text-properties style:font-name="Liberation Serif" fo:font-size="12pt" style:text-underline-style="none" officeooo:rsid="001a9d11" officeooo:paragraph-rsid="001bdb23" style:font-size-asian="12pt" style:font-size-complex="12pt"/>
    </style:style>
    <style:style style:name="P10" style:family="paragraph" style:parent-style-name="Standard">
      <style:text-properties style:font-name="Liberation Serif" fo:font-size="12pt" style:text-underline-style="none" officeooo:rsid="001bdb23" officeooo:paragraph-rsid="001bdb23" style:font-size-asian="12pt" style:font-size-complex="12pt"/>
    </style:style>
    <style:style style:name="P11" style:family="paragraph" style:parent-style-name="Standard">
      <style:text-properties style:font-name="Liberation Serif" fo:font-size="12pt" style:text-underline-style="none" officeooo:rsid="001c87f9" officeooo:paragraph-rsid="001c87f9" style:font-size-asian="12pt" style:font-size-complex="12pt"/>
    </style:style>
    <style:style style:name="P12" style:family="paragraph" style:parent-style-name="Standard">
      <style:text-properties style:font-name="Liberation Serif" fo:font-size="12pt" fo:font-style="normal" fo:font-weight="normal" officeooo:rsid="001cd16a" officeooo:paragraph-rsid="001c87f9" style:font-size-asian="12pt" style:font-style-asian="normal" style:font-weight-asian="normal" style:font-size-complex="12pt"/>
    </style:style>
    <style:style style:name="P13" style:family="paragraph" style:parent-style-name="Standard">
      <style:text-properties style:font-name="Liberation Serif" fo:font-size="12pt" fo:font-style="normal" fo:font-weight="normal" officeooo:rsid="001cd16a" officeooo:paragraph-rsid="001cd16a" style:font-size-asian="12pt" style:font-style-asian="normal" style:font-weight-asian="normal" style:font-size-complex="12pt"/>
    </style:style>
    <style:style style:name="T1" style:family="text">
      <style:text-properties officeooo:rsid="001a2a63"/>
    </style:style>
    <style:style style:name="T2" style:family="text">
      <style:text-properties officeooo:rsid="001a9d11"/>
    </style:style>
    <style:style style:name="T3" style:family="text">
      <style:text-properties officeooo:rsid="001d670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cipio de las cajas:</text:p>
      <text:p text:style-name="P5"/>
      <text:p text:style-name="P6">Si se distribuyen m objetos en n cajas entonces existe una caja que contiene <draw:frame draw:style-name="fr1" draw:name="Objeto1" text:anchor-type="as-char" svg:y="-0.669cm" svg:width="0.896cm" svg:height="1.095cm" draw:z-index="0"><draw:object xlink:href="./Object 1" xlink:type="simple" xlink:show="embed" xlink:actuate="onLoad"/><draw:image xlink:href="./ObjectReplacements/Object 1" xlink:type="simple" xlink:show="embed" xlink:actuate="onLoad"/></draw:frame>objetos o mas, y existe otra caja que contiene <draw:frame draw:style-name="fr1" draw:name="Objeto2" text:anchor-type="as-char" svg:y="-0.669cm" svg:width="0.896cm" svg:height="1.095cm" draw:z-index="1"><draw:object xlink:href="./Object 2" xlink:type="simple" xlink:show="embed" xlink:actuate="onLoad"/><draw:image xlink:href="./ObjectReplacements/Object 2" xlink:type="simple" xlink:show="embed" xlink:actuate="onLoad"/></draw:frame>o menos</text:p>
      <text:p text:style-name="P6"/>
      <text:p text:style-name="P6"/>
      <text:p text:style-name="P6">Ejercicio: Cual es el mínimo numero de alumnos que debe de tener una asignatura para poder asegurar que al menos 6 alumnos van a obtener la misma calificación (se califica 0,1,2,…,10)</text:p>
      <text:p text:style-name="P6"/>
      <text:p text:style-name="P6">Repartimos x <text:span text:style-name="T1">exámenes</text:span> en 11 cajas, entonces hay una caja que contiene <draw:frame draw:style-name="fr1" draw:name="Objeto3" text:anchor-type="as-char" svg:y="-0.669cm" svg:width="0.988cm" svg:height="1.095cm" draw:z-index="2"><draw:object xlink:href="./Object 3" xlink:type="simple" xlink:show="embed" xlink:actuate="onLoad"/><draw:image xlink:href="./ObjectReplacements/Object 3" xlink:type="simple" xlink:show="embed" xlink:actuate="onLoad"/></draw:frame>o mas, y nosotros queremos que <draw:frame draw:style-name="fr1" draw:name="Objeto4" text:anchor-type="as-char" svg:y="-0.669cm" svg:width="1.556cm" svg:height="1.09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text:s/>→ por tanto <draw:frame draw:style-name="fr1" draw:name="Objeto5" text:anchor-type="as-char" svg:y="-0.377cm" svg:width="1.219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p text:style-name="P6"/>
      <text:p text:style-name="P2">Variaciones simples:</text:p>
      <text:p text:style-name="P2"/>
      <text:p text:style-name="P7">Sea A un conjunto de cardinal m, una k-tupla<draw:frame draw:style-name="fr1" draw:name="Objeto8" text:anchor-type="as-char" svg:y="-0.386cm" svg:width="1.917cm" svg:height="0.542cm" draw:z-index="7"><draw:object xlink:href="./Object 8" xlink:type="simple" xlink:show="embed" xlink:actuate="onLoad"/><draw:image xlink:href="./ObjectReplacements/Object 8" xlink:type="simple" xlink:show="embed" xlink:actuate="onLoad"/></draw:frame>diremos que es simple si todas sus coordenadas son distintas.</text:p>
      <text:p text:style-name="P7"/>
      <text:p text:style-name="P7">¿Cuantas k-tuplas simples podemos formar con los elementos del conjunto A?</text:p>
      <text:p text:style-name="P7">Si m &lt; k no podemos formar ninguna k-tupla</text:p>
      <text:p text:style-name="P7">Si<draw:frame draw:style-name="fr1" draw:name="Objeto7" text:anchor-type="as-char" svg:y="-0.377cm" svg:width="1.094cm" svg:height="0.467cm" draw:z-index="8"><draw:object xlink:href="./Object 7" xlink:type="simple" xlink:show="embed" xlink:actuate="onLoad"/><draw:image xlink:href="./ObjectReplacements/Object 7" xlink:type="simple" xlink:show="embed" xlink:actuate="onLoad"/></draw:frame>→ variaciones de m elementos tomados de k en k (o variaciones simples):<draw:frame draw:style-name="fr1" draw:name="Objeto6" text:anchor-type="as-char" svg:y="-0.619cm" svg:width="2.769cm" svg:height="1.03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P7">El numero anterior (<draw:frame draw:style-name="fr1" draw:name="Objeto9" text:anchor-type="as-char" svg:y="-0.377cm" svg:width="0.96cm" svg:height="0.531cm" draw:z-index="9"><draw:object xlink:href="./Object 9" xlink:type="simple" xlink:show="embed" xlink:actuate="onLoad"/><draw:image xlink:href="./ObjectReplacements/Object 9" xlink:type="simple" xlink:show="embed" xlink:actuate="onLoad"/></draw:frame>) también indica el numero de aplicaciones inyectivas que hay de un conjunto de cardinal k en un conjunto de cardinal m</text:p>
      <text:p text:style-name="P7"/>
      <text:p text:style-name="P7">Ejercicio: Cuantos números de 3 cifras distintas podemos formar con los <text:span text:style-name="T3">dígitos</text:span> 5,6,7,8 y 9</text:p>
      <text:p text:style-name="P7"/>
      <text:p text:style-name="P7"><draw:frame draw:style-name="fr1" draw:name="Objeto10" text:anchor-type="as-char" svg:y="-0.619cm" svg:width="5.288cm" svg:height="0.998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7"/>
      <text:p text:style-name="P7">Otra forma: Tenemos que rellenar 3 casillas, a la primera le puedo dar 5 valores, a la segunda 4 porque no puedo repetir el de la primera, a la tercera 3, porque no puedo repetir los dos anteriores.</text:p>
      <text:p text:style-name="P7"/>
      <text:p text:style-name="P7">Ejercicio: ¿Cuantos <text:span text:style-name="T3">números</text:span> de 3 cifras distintas podemos formar con los <text:span text:style-name="T3">dígitos</text:span> 0,1,2,3 y 4?</text:p>
      <text:p text:style-name="P7"/>
      <text:p text:style-name="P7">Tengo que rellenar 3 casillas, a la primera le puedo dar 4 valores, porque el 0 no lo puedo poner, a la segunda 4, porque no puedo repetir el primero y a la tercera 3, porque no puedo repetir los dos anteriores → 4·4·3=48</text:p>
      <text:p text:style-name="P7"/>
      <text:p text:style-name="P7">Otra forma: <draw:frame draw:style-name="fr1" draw:name="Objeto11" text:anchor-type="as-char" svg:y="-0.619cm" svg:width="5.761cm" svg:height="0.998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7"/>
      <text:p text:style-name="P7"><text:soft-page-break/>Ejercicio: <text:span text:style-name="T2">¿</text:span>De cuantas formas se pueden sentar 4 personas en un microbus de 15 plazas?</text:p>
      <text:p text:style-name="P8"/>
      <text:p text:style-name="P8">A cada persona le hacemos corresponder un número distinto del 1 al 15, por tanto la solución del problema coincide con número de aplicaciones inyectivas que hay de un conjunto de cardinal 4 en un conjunto de cardinal 15. Dicho numero sabemos que es <draw:frame draw:style-name="fr1" draw:name="Objeto12" text:anchor-type="as-char" svg:y="-0.619cm" svg:width="4.665cm" svg:height="0.998cm" draw:z-index="18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P8"/>
      <text:p text:style-name="P3">Variaciones con repetición:</text:p>
      <text:p text:style-name="P8"/>
      <text:p text:style-name="P8">Sea A un conjunto de cardinal m y k un entero positivo ¿cuantas k-tuplas podemos formar con los elementos del conjunto A?</text:p>
      <text:p text:style-name="P8"/>
      <text:p text:style-name="P8"><draw:frame draw:style-name="fr1" draw:name="Objeto13" text:anchor-type="as-char" svg:y="-0.437cm" svg:width="1.762cm" svg:height="0.591cm" draw:z-index="19"><draw:object xlink:href="./Object 13" xlink:type="simple" xlink:show="embed" xlink:actuate="onLoad"/><draw:image xlink:href="./ObjectReplacements/Object 13" xlink:type="simple" xlink:show="embed" xlink:actuate="onLoad"/></draw:frame></text:p>
      <text:p text:style-name="P8"/>
      <text:p text:style-name="P8">Ejercicio:¿Cuantos números de 3 cifras podemos construir utilizando los dígitos 1 y 2? </text:p>
      <text:p text:style-name="P8"/>
      <text:p text:style-name="P8">Tenemos que rellenar 3 casillas, a la primera le puedo dar 2 valores, a la segunda otros 2 y a la tercera también 2 → 2·2·2= 8</text:p>
      <text:p text:style-name="P8"/>
      <text:p text:style-name="P8">Ejercicio: ¿Cuantos números de 4 cifras podemos construir utilizando los <text:span text:style-name="T3">dígitos</text:span> 0,1 y 2?</text:p>
      <text:p text:style-name="P8"/>
      <text:p text:style-name="P8">Tengo que rellenar 4 casillas, a la primera le puedo dar 2 valores porque el 0 no se lo puedo dar, a la segunda le puedo dar 3 valores, a la tercera otros 3 y también a la cuarta.</text:p>
      <text:p text:style-name="P8"/>
      <text:p text:style-name="P8">2·3·3·3=54</text:p>
      <text:p text:style-name="P8"/>
      <text:p text:style-name="P8">Ejercicio: ¿Cuantos polinomios tiene<draw:frame draw:style-name="fr1" draw:name="Objeto14" text:anchor-type="as-char" svg:y="-0.377cm" svg:width="1.245cm" svg:height="0.531cm" draw:z-index="20"><draw:object xlink:href="./Object 14" xlink:type="simple" xlink:show="embed" xlink:actuate="onLoad"/><draw:image xlink:href="./ObjectReplacements/Object 14" xlink:type="simple" xlink:show="embed" xlink:actuate="onLoad"/></draw:frame>de grado menor o igual que 2?</text:p>
      <text:p text:style-name="P8"/>
      <text:p text:style-name="P10"><text:bookmark-start text:name="__DdeLink__0_2982445556"/><text:s/>_ x^2+ _ <text:s/>x+ _<text:bookmark-end text:name="__DdeLink__0_2982445556"/></text:p>
      <text:p text:style-name="P10">5 <text:s text:c="10"/>5 <text:s text:c="6"/>5</text:p>
      <text:p text:style-name="P9"/>
      <text:p text:style-name="P10">5·5·5=125</text:p>
      <text:p text:style-name="P10"/>
      <text:p text:style-name="P10">Ejercicio: ¿Cuantos polinomios tiene<draw:frame draw:style-name="fr1" draw:name="Objeto15" text:anchor-type="as-char" svg:y="-0.377cm" svg:width="1.245cm" svg:height="0.531cm" draw:z-index="21"><draw:object xlink:href="./Object 15" xlink:type="simple" xlink:show="embed" xlink:actuate="onLoad"/><draw:image xlink:href="./ObjectReplacements/Object 15" xlink:type="simple" xlink:show="embed" xlink:actuate="onLoad"/></draw:frame>de grado 2?</text:p>
      <text:p text:style-name="P8"/>
      <text:p text:style-name="P10"><text:bookmark-start text:name="__DdeLink__2_2982445556"/>_ x^2+ _ <text:s/>x+ _<text:bookmark-end text:name="__DdeLink__2_2982445556"/></text:p>
      <text:p text:style-name="P10">4 <text:s text:c="9"/>5 <text:s text:c="6"/>5</text:p>
      <text:p text:style-name="P10"/>
      <text:p text:style-name="P10">4·5·5=100</text:p>
      <text:p text:style-name="P10"/>
      <text:p text:style-name="P10">Ejercicio: ¿Cuantos polinomios monicos de grado menor o igual que 2 tiene <draw:frame draw:style-name="fr1" draw:name="Objeto16" text:anchor-type="as-char" svg:y="-0.377cm" svg:width="1.245cm" svg:height="0.531cm" draw:z-index="22"><draw:object xlink:href="./Object 16" xlink:type="simple" xlink:show="embed" xlink:actuate="onLoad"/><draw:image xlink:href="./ObjectReplacements/Object 16" xlink:type="simple" xlink:show="embed" xlink:actuate="onLoad"/></draw:frame>? <text:s text:c="2"/></text:p>
      <text:p text:style-name="P10"/>
      <text:p text:style-name="P10">Monicos de grado 2:</text:p>
      <text:p text:style-name="P10"/>
      <text:p text:style-name="P10">_ x^2+ _ <text:s/>x+ _</text:p>
      <text:p text:style-name="P10">1 <text:s text:c="8"/>5 <text:s text:c="7"/>5</text:p>
      <text:p text:style-name="P10"/>
      <text:p text:style-name="P10">1·5·5=25</text:p>
      <text:p text:style-name="P10"><text:soft-page-break/>Monicos de grado 1:</text:p>
      <text:p text:style-name="P10">_ <text:s/>x+ _</text:p>
      <text:p text:style-name="P10">1 <text:s text:c="6"/>5</text:p>
      <text:p text:style-name="P10"/>
      <text:p text:style-name="P10">1·5=5</text:p>
      <text:p text:style-name="P10"/>
      <text:p text:style-name="P10">Monicos de grado 0:</text:p>
      <text:p text:style-name="P10"/>
      <text:p text:style-name="P10">_</text:p>
      <text:p text:style-name="P10">1</text:p>
      <text:p text:style-name="P10"/>
      <text:p text:style-name="P10"/>
      <text:p text:style-name="P4">Permutaciones simples:</text:p>
      <text:p text:style-name="P10"/>
      <text:p text:style-name="P10">Sea A un conjunto de cardinal m ¿Cuantas m-tuplas simples podemos formar con los elementos del conjunto A?</text:p>
      <text:p text:style-name="P10"/>
      <text:p text:style-name="P10"><draw:frame draw:style-name="fr1" draw:name="Objeto17" text:anchor-type="as-char" svg:y="-0.377cm" svg:width="1.535cm" svg:height="0.531cm" draw:z-index="6"><draw:object xlink:href="./Object 17" xlink:type="simple" xlink:show="embed" xlink:actuate="onLoad"/><draw:image xlink:href="./ObjectReplacements/Object 17" xlink:type="simple" xlink:show="embed" xlink:actuate="onLoad"/></draw:frame></text:p>
      <text:p text:style-name="P10"/>
      <text:p text:style-name="P10">El numero anterior (<draw:frame draw:style-name="fr1" draw:name="Objeto18" text:anchor-type="as-char" svg:y="-0.377cm" svg:width="0.681cm" svg:height="0.531cm" draw:z-index="11"><draw:object xlink:href="./Object 18" xlink:type="simple" xlink:show="embed" xlink:actuate="onLoad"/><draw:image xlink:href="./ObjectReplacements/Object 18" xlink:type="simple" xlink:show="embed" xlink:actuate="onLoad"/></draw:frame>) también indica el numero de aplicaciones biyectivas que hay de un conjunto de cardinal m en otro conjunto de cardinal m</text:p>
      <text:p text:style-name="P10"/>
      <text:p text:style-name="P10">Las permutaciones simples son un caso particular de variación simple en el caso en que m=k</text:p>
      <text:p text:style-name="P10"/>
      <text:p text:style-name="P10">Ejercicio: ¿De cuantas formas distintas se pueden colocar 5 libros en una estantería?</text:p>
      <text:p text:style-name="P10"/>
      <text:p text:style-name="P10">_ _ _ _ _ </text:p>
      <text:p text:style-name="P10">5 4 3 2 1= 5!</text:p>
      <text:p text:style-name="P10"/>
      <text:p text:style-name="P4">Permutaciones con repetición:</text:p>
      <text:p text:style-name="P4"/>
      <text:p text:style-name="P11">Sea A un conjunto de cardinal r y <draw:frame draw:style-name="fr1" draw:name="Objeto19" text:anchor-type="as-char" svg:y="-0.377cm" svg:width="2.297cm" svg:height="0.531cm" draw:z-index="13"><draw:object xlink:href="./Object 19" xlink:type="simple" xlink:show="embed" xlink:actuate="onLoad"/><draw:image xlink:href="./ObjectReplacements/Object 19" xlink:type="simple" xlink:show="embed" xlink:actuate="onLoad"/></draw:frame>enteros positivos tales que <draw:frame draw:style-name="fr1" draw:name="Objeto20" text:anchor-type="as-char" svg:y="-0.377cm" svg:width="3.27cm" svg:height="0.531cm" draw:z-index="14"><draw:object xlink:href="./Object 20" xlink:type="simple" xlink:show="embed" xlink:actuate="onLoad"/><draw:image xlink:href="./ObjectReplacements/Object 20" xlink:type="simple" xlink:show="embed" xlink:actuate="onLoad"/></draw:frame>¿Cuantas m-tuplas podemos formar con los elementos del conjunto A? De manera que una coordenada se repita<draw:frame draw:style-name="fr1" draw:name="Objeto23" text:anchor-type="as-char" svg:y="-0.215cm" svg:width="0.609cm" svg:height="0.37cm" draw:z-index="15"><draw:object xlink:href="./Object 23" xlink:type="simple" xlink:show="embed" xlink:actuate="onLoad"/><draw:image xlink:href="./ObjectReplacements/Object 23" xlink:type="simple" xlink:show="embed" xlink:actuate="onLoad"/></draw:frame>, otra coordenada<draw:frame draw:style-name="fr1" draw:name="Objeto22" text:anchor-type="as-char" svg:y="-0.215cm" svg:width="0.61cm" svg:height="0.37cm" draw:z-index="16"><draw:object xlink:href="./Object 22" xlink:type="simple" xlink:show="embed" xlink:actuate="onLoad"/><draw:image xlink:href="./ObjectReplacements/Object 22" xlink:type="simple" xlink:show="embed" xlink:actuate="onLoad"/></draw:frame>veces ,… y otra coordenada<draw:frame draw:style-name="fr1" draw:name="Objeto21" text:anchor-type="as-char" svg:y="-0.215cm" svg:width="0.596cm" svg:height="0.37cm" draw:z-index="17"><draw:object xlink:href="./Object 21" xlink:type="simple" xlink:show="embed" xlink:actuate="onLoad"/><draw:image xlink:href="./ObjectReplacements/Object 21" xlink:type="simple" xlink:show="embed" xlink:actuate="onLoad"/></draw:frame>veces?</text:p>
      <text:p text:style-name="P11"/>
      <text:p text:style-name="P12"><draw:frame draw:style-name="fr1" draw:name="Objeto24" text:anchor-type="as-char" svg:y="-0.619cm" svg:width="4.927cm" svg:height="1.062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3"/>
      <text:p text:style-name="P13">¿Cuantos números de 16 cifras se pueden formar con 3 unos, 5 doses y 8 treses?</text:p>
      <text:p text:style-name="P13"/>
      <text:p text:style-name="P13"><draw:frame draw:style-name="fr1" draw:name="Objeto25" text:anchor-type="as-char" svg:y="-0.619cm" svg:width="2.739cm" svg:height="0.998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3"/>
      <text:p text:style-name="P13">¿Cuantos números de 16 cifras se pueden formar con 3 unos, 5 doses 6 treses y 2 cero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1:24:36.061890220</meta:creation-date>
    <meta:editing-duration>PT3M53S</meta:editing-duration>
    <meta:editing-cycles>3</meta:editing-cycles>
    <meta:generator>LibreOffice/6.0.7.3.0$Linux_X86_64 LibreOffice_project/00m0$Build-3</meta:generator>
    <dc:date>2019-01-16T23:14:41.618098720</dc:date>
    <meta:document-statistic meta:table-count="0" meta:image-count="0" meta:object-count="25" meta:page-count="3" meta:paragraph-count="60" meta:word-count="684" meta:character-count="3769" meta:non-whitespace-character-count="3074"/>
  </office:meta>
</office:document-meta>
</file>

<file path=Object 1/content.xml><?xml version="1.0" encoding="utf-8"?>
<math xmlns="http://www.w3.org/1998/Math/MathML" display="block">
  <semantics>
    <mrow>
      <mo fence="true" stretchy="true">⌈</mo>
      <mrow>
        <mfrac>
          <mi>m</mi>
          <mi>n</mi>
        </mfrac>
      </mrow>
      <mo fence="true" stretchy="true">⌉</mo>
    </mrow>
    <annotation encoding="StarMath 5.0"> left lceil m over n right rceil </annotation>
  </semantics>
</math>
</file>

<file path=Object 10/content.xml><?xml version="1.0" encoding="utf-8"?>
<math xmlns="http://www.w3.org/1998/Math/MathML" display="block">
  <semantics>
    <mrow>
      <mrow>
        <msub>
          <mi>V</mi>
          <mn>5,3</mn>
        </msub>
        <mo stretchy="false">=</mo>
        <mfrac>
          <mrow>
            <mn>5</mn>
            <mi>!</mi>
          </mrow>
          <mrow>
            <mrow>
              <mn>5</mn>
              <mo stretchy="false">−</mo>
              <mn>3</mn>
            </mrow>
            <mi>!</mi>
          </mrow>
        </mfrac>
        <mo stretchy="false">=</mo>
        <mfrac>
          <mrow>
            <mn>5</mn>
            <mi>!</mi>
          </mrow>
          <mrow>
            <mn>2</mn>
            <mi>!</mi>
          </mrow>
        </mfrac>
        <mo stretchy="false">=</mo>
        <mn>5</mn>
      </mrow>
      <mi>·</mi>
      <mn>4</mn>
      <mi>·</mi>
      <mrow>
        <mn>3</mn>
        <mo stretchy="false">=</mo>
        <mn>60</mn>
      </mrow>
    </mrow>
    <annotation encoding="StarMath 5.0">V_{5,3}={5!}over{5-3!}={5!} Over {2!} =5·4·3=60</annotation>
  </semantics>
</math>
</file>

<file path=Object 11/content.xml><?xml version="1.0" encoding="utf-8"?>
<math xmlns="http://www.w3.org/1998/Math/MathML" display="block">
  <semantics>
    <mrow>
      <msub>
        <mi>V</mi>
        <mn>5,3</mn>
      </msub>
      <mi>–</mi>
      <mrow>
        <msub>
          <mi>V</mi>
          <mn>4,2</mn>
        </msub>
        <mo stretchy="false">=</mo>
        <mrow>
          <mfrac>
            <mrow>
              <mn>5</mn>
              <mi>!</mi>
            </mrow>
            <mrow>
              <mn>2</mn>
              <mi>!</mi>
            </mrow>
          </mfrac>
          <mo stretchy="false">−</mo>
          <mfrac>
            <mrow>
              <mn>4</mn>
              <mi>!</mi>
            </mrow>
            <mrow>
              <mn>2</mn>
              <mi>!</mi>
            </mrow>
          </mfrac>
        </mrow>
        <mo stretchy="false">=</mo>
        <mn>4</mn>
      </mrow>
      <mi>·</mi>
      <mn>4</mn>
      <mi>·</mi>
      <mrow>
        <mn>3</mn>
        <mo stretchy="false">=</mo>
        <mn>48</mn>
      </mrow>
    </mrow>
    <annotation encoding="StarMath 5.0">V_{5,3} – V_{4,2} = {5!} over {2!} - {4!} over {2!}=4·4·3=48</annotation>
  </semantics>
</math>
</file>

<file path=Object 12/content.xml><?xml version="1.0" encoding="utf-8"?>
<math xmlns="http://www.w3.org/1998/Math/MathML" display="block">
  <semantics>
    <mrow>
      <mrow>
        <msub>
          <mi>V</mi>
          <mn>15,4</mn>
        </msub>
        <mo stretchy="false">=</mo>
        <mfrac>
          <mrow>
            <mn>15</mn>
            <mi>!</mi>
          </mrow>
          <mrow>
            <mn>11</mn>
            <mi>!</mi>
          </mrow>
        </mfrac>
        <mo stretchy="false">=</mo>
        <mn>15</mn>
      </mrow>
      <mi>·</mi>
      <mn>14</mn>
      <mi>·</mi>
      <mn>13</mn>
      <mi>·</mi>
      <mn>12</mn>
    </mrow>
    <annotation encoding="StarMath 5.0">V_{15,4} ={ 15! }over { 11! }= 15·14·13·12</annotation>
  </semantics>
</math>
</file>

<file path=Object 13/content.xml><?xml version="1.0" encoding="utf-8"?>
<math xmlns="http://www.w3.org/1998/Math/MathML" display="block">
  <semantics>
    <mrow>
      <msubsup>
        <mi>V</mi>
        <mrow>
          <mi>m</mi>
          <mi>,</mi>
          <mi>k</mi>
        </mrow>
        <mi>R</mi>
      </msubsup>
      <mo stretchy="false">=</mo>
      <msup>
        <mi>m</mi>
        <mi>k</mi>
      </msup>
    </mrow>
    <annotation encoding="StarMath 5.0">V^ R _{m,k} = m^ k</annotation>
  </semantics>
</math>
</file>

<file path=Object 14/content.xml><?xml version="1.0" encoding="utf-8"?>
<math xmlns="http://www.w3.org/1998/Math/MathML" display="block">
  <semantics>
    <mrow>
      <msub>
        <mi mathvariant="normal">ℤ</mi>
        <mn>5</mn>
      </msub>
      <mrow>
        <mo fence="true" stretchy="false">[</mo>
        <mrow>
          <mi>x</mi>
        </mrow>
        <mo fence="true" stretchy="false">]</mo>
      </mrow>
    </mrow>
    <annotation encoding="StarMath 5.0"> setz_ 5 [x] </annotation>
  </semantics>
</math>
</file>

<file path=Object 15/content.xml><?xml version="1.0" encoding="utf-8"?>
<math xmlns="http://www.w3.org/1998/Math/MathML" display="block">
  <semantics>
    <mrow>
      <msub>
        <mi mathvariant="normal">ℤ</mi>
        <mn>5</mn>
      </msub>
      <mrow>
        <mo fence="true" stretchy="false">[</mo>
        <mrow>
          <mi>x</mi>
        </mrow>
        <mo fence="true" stretchy="false">]</mo>
      </mrow>
    </mrow>
    <annotation encoding="StarMath 5.0"> setz_5[x] </annotation>
  </semantics>
</math>
</file>

<file path=Object 16/content.xml><?xml version="1.0" encoding="utf-8"?>
<math xmlns="http://www.w3.org/1998/Math/MathML" display="block">
  <semantics>
    <mrow>
      <msub>
        <mi mathvariant="normal">ℤ</mi>
        <mn>5</mn>
      </msub>
      <mrow>
        <mo fence="true" stretchy="false">[</mo>
        <mrow>
          <mi>x</mi>
        </mrow>
        <mo fence="true" stretchy="false">]</mo>
      </mrow>
    </mrow>
    <annotation encoding="StarMath 5.0">setz_ 5[x]</annotation>
  </semantics>
</math>
</file>

<file path=Object 17/content.xml><?xml version="1.0" encoding="utf-8"?>
<math xmlns="http://www.w3.org/1998/Math/MathML" display="block">
  <semantics>
    <mrow>
      <mrow>
        <msub>
          <mi>P</mi>
          <mi>m</mi>
        </msub>
        <mo stretchy="false">=</mo>
        <mi>m</mi>
      </mrow>
      <mi>!</mi>
    </mrow>
    <annotation encoding="StarMath 5.0">P_m=m!</annotation>
  </semantics>
</math>
</file>

<file path=Object 1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19/content.xml><?xml version="1.0" encoding="utf-8"?>
<math xmlns="http://www.w3.org/1998/Math/MathML" display="block">
  <semantics>
    <mrow>
      <msub>
        <mi>α</mi>
        <mn>1,</mn>
      </msub>
      <msub>
        <mi>α</mi>
        <mn>2</mn>
      </msub>
      <mi>,</mi>
      <mi>…</mi>
      <mi>,</mi>
      <msub>
        <mi>α</mi>
        <mi>r</mi>
      </msub>
    </mrow>
    <annotation encoding="StarMath 5.0">%alpha_ 1, %alpha_ 2,…, %alpha_ r </annotation>
  </semantics>
</math>
</file>

<file path=Object 2/content.xml><?xml version="1.0" encoding="utf-8"?>
<math xmlns="http://www.w3.org/1998/Math/MathML" display="block">
  <semantics>
    <mrow>
      <mo fence="true" stretchy="true">⌊</mo>
      <mrow>
        <mfrac>
          <mi>m</mi>
          <mi>n</mi>
        </mfrac>
      </mrow>
      <mo fence="true" stretchy="true">⌋</mo>
    </mrow>
    <annotation encoding="StarMath 5.0">left lfloor m over n right rfloor </annotation>
  </semantics>
</math>
</file>

<file path=Object 20/content.xml><?xml version="1.0" encoding="utf-8"?>
<math xmlns="http://www.w3.org/1998/Math/MathML" display="block">
  <semantics>
    <mrow>
      <mrow>
        <msub>
          <mi>α</mi>
          <mn>1</mn>
        </msub>
        <mo stretchy="false">+</mo>
        <msub>
          <mi>α</mi>
          <mn>2</mn>
        </msub>
        <mo stretchy="false">+</mo>
        <mn>...</mn>
        <mo stretchy="false">+</mo>
        <msub>
          <mi>α</mi>
          <mi>r</mi>
        </msub>
      </mrow>
      <mo stretchy="false">=</mo>
      <mi>m</mi>
    </mrow>
    <annotation encoding="StarMath 5.0">%alpha_ 1+%alpha_ 2 +...+ %alpha_ r= m</annotation>
  </semantics>
</math>
</file>

<file path=Object 21/content.xml><?xml version="1.0" encoding="utf-8"?>
<math xmlns="http://www.w3.org/1998/Math/MathML" display="block">
  <semantics>
    <msub>
      <mi>α</mi>
      <mi>r</mi>
    </msub>
    <annotation encoding="StarMath 5.0"> %alpha_ r </annotation>
  </semantics>
</math>
</file>

<file path=Object 22/content.xml><?xml version="1.0" encoding="utf-8"?>
<math xmlns="http://www.w3.org/1998/Math/MathML" display="block">
  <semantics>
    <msub>
      <mi>α</mi>
      <mn>2</mn>
    </msub>
    <annotation encoding="StarMath 5.0"> %alpha_ 2 </annotation>
  </semantics>
</math>
</file>

<file path=Object 23/content.xml><?xml version="1.0" encoding="utf-8"?>
<math xmlns="http://www.w3.org/1998/Math/MathML" display="block">
  <semantics>
    <msub>
      <mi>α</mi>
      <mn>1</mn>
    </msub>
    <annotation encoding="StarMath 5.0"> %alpha_ 1</annotation>
  </semantics>
</math>
</file>

<file path=Object 24/content.xml><?xml version="1.0" encoding="utf-8"?>
<math xmlns="http://www.w3.org/1998/Math/MathML" display="block">
  <semantics>
    <mrow>
      <msubsup>
        <mi>P</mi>
        <mi>m</mi>
        <mrow>
          <msub>
            <mi>α</mi>
            <mn>1,</mn>
          </msub>
          <msub>
            <mi>α</mi>
            <mn>2</mn>
          </msub>
          <mi>,</mi>
          <mi>…</mi>
          <mi>,</mi>
          <msub>
            <mi>α</mi>
            <mi>r</mi>
          </msub>
        </mrow>
      </msubsup>
      <mo stretchy="false">=</mo>
      <mfrac>
        <mrow>
          <mi>m</mi>
          <mi>!</mi>
        </mrow>
        <mrow>
          <msub>
            <mi>α</mi>
            <mn>1</mn>
          </msub>
          <mi>!</mi>
          <mi>,</mi>
          <msub>
            <mi>α</mi>
            <mn>2</mn>
          </msub>
          <mi>!</mi>
          <mi>,</mi>
          <mi>…</mi>
          <mi>,</mi>
          <msub>
            <mi>α</mi>
            <mi>r</mi>
          </msub>
          <mi>!</mi>
        </mrow>
      </mfrac>
    </mrow>
    <annotation encoding="StarMath 5.0">P_m ^ {%alpha_ 1, %alpha_ 2,…, %alpha_ r} = {m! }Over {%alpha_ 1 !, %alpha_ 2 !,…, %alpha_ r !}
</annotation>
  </semantics>
</math>
</file>

<file path=Object 25/content.xml><?xml version="1.0" encoding="utf-8"?>
<math xmlns="http://www.w3.org/1998/Math/MathML" display="block">
  <semantics>
    <mrow>
      <msubsup>
        <mi>P</mi>
        <mn>16</mn>
        <mn>3,5,8</mn>
      </msubsup>
      <mo stretchy="false">=</mo>
      <mfrac>
        <mrow>
          <mn>16</mn>
          <mi>!</mi>
        </mrow>
        <mrow>
          <mn>3</mn>
          <mi>!</mi>
          <mn>5</mn>
          <mi>!</mi>
          <mn>8</mn>
          <mi>!</mi>
        </mrow>
      </mfrac>
    </mrow>
    <annotation encoding="StarMath 5.0">P_ 16 ^ 3,5,8 = { 16!} over { 3! 5! 8! }</annotation>
  </semantics>
</math>
</file>

<file path=Object 3/content.xml><?xml version="1.0" encoding="utf-8"?>
<math xmlns="http://www.w3.org/1998/Math/MathML" display="block">
  <semantics>
    <mrow>
      <mo fence="true" stretchy="true">⌈</mo>
      <mrow>
        <mfrac>
          <mi>x</mi>
          <mn>11</mn>
        </mfrac>
      </mrow>
      <mo fence="true" stretchy="true">⌉</mo>
    </mrow>
    <annotation encoding="StarMath 5.0">left lceil x over 11 right rceil </annotation>
  </semantics>
</math>
</file>

<file path=Object 4/content.xml><?xml version="1.0" encoding="utf-8"?>
<math xmlns="http://www.w3.org/1998/Math/MathML" display="block">
  <semantics>
    <mrow>
      <mrow>
        <mo fence="true" stretchy="true">⌈</mo>
        <mrow>
          <mfrac>
            <mi>x</mi>
            <mn>11</mn>
          </mfrac>
        </mrow>
        <mo fence="true" stretchy="true">⌉</mo>
      </mrow>
      <mo stretchy="false">≥</mo>
      <mn>6</mn>
    </mrow>
    <annotation encoding="StarMath 5.0">left lceil x over 11 right rceil &gt;=6</annotation>
  </semantics>
</math>
</file>

<file path=Object 5/content.xml><?xml version="1.0" encoding="utf-8"?>
<math xmlns="http://www.w3.org/1998/Math/MathML" display="block">
  <semantics>
    <mrow>
      <mi>x</mi>
      <mo stretchy="false">≥</mo>
      <mn>56</mn>
    </mrow>
    <annotation encoding="StarMath 5.0">x &gt;= 56</annotation>
  </semantics>
</math>
</file>

<file path=Object 6/content.xml><?xml version="1.0" encoding="utf-8"?>
<math xmlns="http://www.w3.org/1998/Math/MathML" display="block">
  <semantics>
    <mrow>
      <msub>
        <mi>V</mi>
        <mrow>
          <mi>m</mi>
          <mi>,</mi>
          <mi>k</mi>
        </mrow>
      </msub>
      <mo stretchy="false">=</mo>
      <mfrac>
        <mrow>
          <mi>m</mi>
          <mi>!</mi>
        </mrow>
        <mrow>
          <mrow>
            <mo fence="true" stretchy="false">(</mo>
            <mrow>
              <mrow>
                <mi>m</mi>
                <mo stretchy="false">−</mo>
                <mi>k</mi>
              </mrow>
            </mrow>
            <mo fence="true" stretchy="false">)</mo>
          </mrow>
          <mi>!</mi>
        </mrow>
      </mfrac>
    </mrow>
    <annotation encoding="StarMath 5.0">V_{m,k}={m!}over{(m-k)!}</annotation>
  </semantics>
</math>
</file>

<file path=Object 7/content.xml><?xml version="1.0" encoding="utf-8"?>
<math xmlns="http://www.w3.org/1998/Math/MathML" display="block">
  <semantics>
    <mrow>
      <mi>m</mi>
      <mo stretchy="false">≥</mo>
      <mi>k</mi>
    </mrow>
    <annotation encoding="StarMath 5.0"> m&gt;=k 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sub>
            <mi>a</mi>
            <mn>1,</mn>
          </msub>
          <mi>…</mi>
          <mi>,</mi>
          <msub>
            <mi>a</mi>
            <mi>k</mi>
          </msub>
        </mrow>
      </mrow>
      <mo fence="true" stretchy="false">)</mo>
    </mrow>
    <annotation encoding="StarMath 5.0"> (a_ 1, …, a_ k ) </annotation>
  </semantics>
</math>
</file>

<file path=Object 9/content.xml><?xml version="1.0" encoding="utf-8"?>
<math xmlns="http://www.w3.org/1998/Math/MathML" display="block">
  <semantics>
    <msub>
      <mi>V</mi>
      <mrow>
        <mi>m</mi>
        <mi>,</mi>
        <mi>k</mi>
      </mrow>
    </msub>
    <annotation encoding="StarMath 5.0">V_{m,k}</annotation>
  </semantics>
</math>
</file>